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4-26_07-39-39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4-26_01-42-18_000.jpg</text:p>
          </table:table-cell>
          <table:table-cell table:style-name="ce26" office:value-type="string">
            <text:p>:m :PHOTO 寝た時刻 / 2023 / オナニー、未了、duration=5m?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5m?時間ぐらい,other=~">
            <text:p>:m :PHOTO 寝た時刻 / 2023 / オナニー、未了、duration=5m?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4-25_20-58-2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4-26_13-52-1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3-04-26_07-48-3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4-25_18-23-24_000.mp4</text:p>
          </table:table-cell>
          <table:table-cell table:style-name="ce26" office:value-type="string">
            <text:p>:VIDEO / @自室 / 記録 / jap.flute / 演奏、play / R=1 / genre=melody,session=hour-18,memo=~,file-piece-id=~,memo=~,other=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melody,session=hour-18,memo=~,file-piece-id=~,memo=~,other= / follow+">
            <text:p>:VIDEO / @自室 / 記録 / jap.flute / 演奏、play / R=1 / genre=melody,session=hour-18,memo=~,file-piece-id=~,memo=~,other= / follow+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4-25_18-25-28_000.mp4</text:p>
          </table:table-cell>
          <table:table-cell table:style-name="ce26" office:value-type="string">
            <text:p>:VIDEO / @自室 / 記録 / jap.flute / 演奏、play / R=2 / genre=melody,session=hour-18,memo=~,file-piece-id=~,memo=~,other=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2 / genre=melody,session=hour-18,memo=~,file-piece-id=~,memo=~,other= / follow+">
            <text:p>:VIDEO / @自室 / 記録 / jap.flute / 演奏、play / R=2 / genre=melody,session=hour-18,memo=~,file-piece-id=~,memo=~,other= / follow+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4-25_18-40-34_000.mp4</text:p>
          </table:table-cell>
          <table:table-cell table:style-name="ce26" office:value-type="string">
            <text:p>:VIDEO / @自室 / 記録 / jap.flute / 演奏、play / R=3 / genre=melody:お囃子,session=hour-18,memo=~,file-piece-id=~,memo=~,other=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3 / genre=melody:お囃子,session=hour-18,memo=~,file-piece-id=~,memo=~,other= / follow+">
            <text:p>:VIDEO / @自室 / 記録 / jap.flute / 演奏、play / R=3 / genre=melody:お囃子,session=hour-18,memo=~,file-piece-id=~,memo=~,other=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4-25_21-50-39_000.jpg</text:p>
          </table:table-cell>
          <table:table-cell table:style-name="ce26" office:value-type="string">
            <text:p>:m #*# RES / free# S87DP9 記事読み / id~browser~media=1J0E~yan~ptv / theme=シリア；米国；石油盗掘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free# S87DP9 記事読み / id~browser~media=1J0E~yan~ptv / theme=シリア；米国；石油盗掘,content=~,w=~ / genre=~ / other=~">
            <text:p>:m #*# RES / free# S87DP9 記事読み / id~browser~media=1J0E~yan~ptv / theme=シリア；米国；石油盗掘,content=~,w=~ / genre=~ / 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7" office:value-type="string">
            <text:p>2023-04-26_09-24-41_000.jpg</text:p>
          </table:table-cell>
          <table:table-cell table:style-name="ce26" office:value-type="string">
            <text:p>:m :haja,lets / action activity / やること / genre=~ / content=孫子。発明の活動に、使おう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haja,lets / action activity / やること / genre=~ / content=孫子。発明の活動に、使おう,other=~">
            <text:p>:m :haja,lets / action activity / やること / genre=~ / content=孫子。発明の活動に、使おう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 office:value-type="string">
            <text:p>2023-04-26_09-25-13_000.jpg</text:p>
          </table:table-cell>
          <table:table-cell table:style-name="ce26" office:value-type="string">
            <text:p>:m :? #*# / topic=~ / content=コバルト。同じ働きを、作り出せないだろうか？手軽な原料を使って。 / status=~ / id=~,genre=physics;chemistry,other=~,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4-26_09-25-31_000.jpg</text:p>
          </table:table-cell>
          <table:table-cell table:style-name="ce26" office:value-type="string">
            <text:p>:m :? #*# / topic=~ / content=数列：(1/2)(2/3)(3/4)...。どんな数列か？ / status=~ / id=~,genre=math,other=~,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? #*# / topic=~ / content=数列：(1/2)(2/3)(3/4)...。どんな数列か？ / status=~ / id=~,genre=math,other=~,">
            <text:p>:m :? #*# / topic=~ / content=数列：(1/2)(2/3)(3/4)...。どんな数列か？ / status=~ / id=~,genre=math,other=~,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7" office:value-type="string">
            <text:p>2023-04-26_11-10-07_000.jpg</text:p>
          </table:table-cell>
          <table:table-cell table:style-name="ce26" office:value-type="string">
            <text:p>:m #*# RES / JVEMV6 64#270_mushuukyoo_koishikawa / 『日本人は本当に無宗教なのか』 著者=礫川全次,校注=~ / p.107 / w=,topic=キリシタン；,publisher=~,other=timeline+:五カ国通商条約～キリシタン：高札、撤去：岩倉具視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JVEMV6 64#270_mushuukyoo_koishikawa / 『日本人は本当に無宗教なのか』 著者=礫川全次,校注=~ / p.107 / w=,topic=キリシタン；,publisher=~,other=timeline+:五カ国通商条約～キリシタン：高札、撤去：岩倉具視">
            <text:p>:m #*# RES / JVEMV6 64#270_mushuukyoo_koishikawa / 『日本人は本当に無宗教なのか』 著者=礫川全次,校注=~ / p.107 / w=,topic=キリシタン；,publisher=~,other=timeline+:五カ国通商条約～キリシタン：高札、撤去：岩倉具視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0" office:value-type="string">
            <text:p>2023-04-26_13-05-45_000.jpg</text:p>
          </table:table-cell>
          <table:table-cell table:style-name="ce26" office:value-type="string">
            <text:p>:m 1*1 RES / JVEMV6 64#238_maeno / 『微粒子から探る物性七変化』 著者=前野昌弘,校注=~ / p.122 / w=アルマイト,topic=物性,publisher=~,other=q+:可視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0" office:value-type="string">
            <text:p>2023-04-26_15-07-58_000.jpg</text:p>
          </table:table-cell>
          <table:table-cell table:style-name="ce26" office:value-type="string">
            <text:p>:m #*# RES / free# S87DP9 記事読み / id~browser~media=9HFP~yan~ya / theme=引きこもり；母親、死亡；同居の次男；判決,content=~,w=~ / genre=~ /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0" office:value-type="string">
            <text:p>2023-04-26_17-26-07_000.jpg</text:p>
          </table:table-cell>
          <table:table-cell table:style-name="ce26" office:value-type="string">
            <text:p>:m #*# / read-docs / theme=習近平(xijinping)：講話,content=,w=； / genre=~ / other=~, doc-id=IHB5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/ read-docs / theme=習近平(xijinping)：講話,content=,w=； / genre=~ / other=~, doc-id=IHB5">
            <text:p>:m #*# / read-docs / theme=習近平(xijinping)：講話,content=,w=； / genre=~ / other=~, doc-id=IHB5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20];CONCATENATE([.C20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6">2023/04/26</text:date>, <text:time>21:59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26T21:59:43.75</dc:date>
    <dc:creator>iwabuchi ken</dc:creator>
    <meta:editing-duration>P56DT1H8M37S</meta:editing-duration>
    <meta:editing-cycles>18292</meta:editing-cycles>
    <meta:document-statistic meta:table-count="2" meta:cell-count="927" meta:object-count="0"/>
    <meta:user-defined meta:name="qrichtext">1</meta:user-defined>
  </office:meta>
</office:document-meta>
</file>